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text-properties fo:font-size="10pt" style:font-size-asian="8.75pt" style:font-size-complex="10pt"/>
    </style:style>
    <style:style style:name="P3" style:family="paragraph" style:parent-style-name="Standard">
      <style:text-properties fo:font-size="10pt" officeooo:paragraph-rsid="000c3540" style:font-size-asian="8.75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officeooo:rsid="000b1185" officeooo:paragraph-rsid="000b1185" style:font-size-asian="8.75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rsid="000b1185" officeooo:paragraph-rsid="000c3540" style:font-size-asian="8.75pt" style:font-size-complex="10pt"/>
    </style:style>
    <style:style style:name="P6" style:family="paragraph" style:parent-style-name="Standard">
      <style:text-properties fo:font-size="10pt" style:text-underline-style="none" officeooo:rsid="000b1185" officeooo:paragraph-rsid="000c3540" style:font-size-asian="8.75pt" style:font-size-complex="10pt"/>
    </style:style>
    <style:style style:name="T1" style:family="text">
      <style:text-properties officeooo:rsid="0009b2e8"/>
    </style:style>
    <style:style style:name="T2" style:family="text">
      <style:text-properties officeooo:rsid="000c35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js can do in <text:s/>the browser:</text:p>
      <text:p text:style-name="P3"><text:s/></text:p>
      <text:p text:style-name="P3"><text:span text:style-name="T1">Java Script : is a </text:span>programming language that allows you to implement complex features on web pages </text:p>
      <text:p text:style-name="P1">- Store useful values inside variables. </text:p>
      <text:p text:style-name="P1">-Operations on pieces of text known as "strings" in programming . </text:p>
      <text:p text:style-name="P1">-Running code in response to certain events occurring on a web page. </text:p>
      <text:p text:style-name="P1">-have function and objects to enable controlling in complex data that allow a developer to implement programs that would otherwise be hard or impossible to implement.</text:p>
      <text:p text:style-name="P1"/>
      <text:p text:style-name="P1"/>
      <text:p text:style-name="P5">What js can’<text:span text:style-name="T2">t</text:span> do in <text:s/>the browser:</text:p>
      <text:p text:style-name="P6"/>
      <text:p text:style-name="P6">JavaScript does not allow the writing of files on server machines, <text:span text:style-name="T2">so you'll need to have a program on your server to handle and store this dat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0:05:19.795231640</meta:creation-date>
    <dc:date>2021-04-19T13:17:03.386709350</dc:date>
    <meta:editing-duration>PT22M2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13" meta:character-count="651" meta:non-whitespace-character-count="538"/>
  </office:meta>
</office:document-meta>
</file>